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>
        <style:tab-stops>
          <style:tab-stop style:position="7.62cm"/>
          <style:tab-stop style:position="8.89cm"/>
        </style:tab-stops>
      </style:paragraph-properties>
    </style:style>
    <style:style style:name="P3" style:family="paragraph">
      <style:paragraph-properties style:writing-mode="lr-tb">
        <style:tab-stops>
          <style:tab-stop style:position="6.365cm"/>
        </style:tab-stops>
      </style:paragraph-properties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>
        <style:tab-stops>
          <style:tab-stop style:position="6.34cm"/>
        </style:tab-stops>
      </style:paragraph-properties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journal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-journald Daem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nst der von systemd verwaltet wird</text:p>
              </text:list-item>
              <text:list-item>
                <text:p>Sammelt alle Logs an einer zentralen Stelle</text:p>
              </text:list-item>
              <text:list-item>
                <text:p>Binary Format mit diversen Vorteilen gegenüber Plain-Tex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e herkömmlicher syslog Dienste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isher wurden sämtliche Logs nach einem beliebigen Muster geschrieben (abhängig vom Dienst/Tool) – automatische Loganalyse schwierig</text:p>
              </text:list-item>
              <text:list-item>
                <text:p>Timestamps enthielten meist keine Zeitzonen Infos</text:p>
              </text:list-item>
              <text:list-item>
                <text:p>Binary Daten konnten bisher nicht direkt ins syslog geschrieben werden (coredumps, firmware dumps, SCSI sense d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e herkömmlicher syslog Dienste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ele verschiedene Logs (syslog, lastlog, audit, kernel logs, etc.)</text:p>
              </text:list-item>
              <text:list-item>
                <text:p>Log Files sind relativ einfach manipulierbar, Angreifer können Informationen zu einem Angriff relativ einfach verstecken</text:p>
              </text:list-item>
              <text:list-item>
                <text:p>Early boot / late shutdown Informationen meist nicht vorha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 Log Forma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einzigen Meta Daten die bei herkömmlichen syslog Implementationen mitgeschickt werden sind Quelle (Facility), Priorität, Timestamp, PID, Hostname/IP</text:p>
              </text:list-item>
              <text:list-item>
                <text:p>Der Server verifiziert diese Informationen meist nicht und legt diese eins zu eins ab</text:p>
              </text:list-item>
              <text:list-item>
                <text:p>Die meisten Informationen sind optional und es ist nicht präzise vorgeschrieben, wie die Syntax aussieht; dadurch variieren die Logs je nach Syslog Implementation st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figuration von journald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etc/systemd/journald.conf</text:p>
              </text:list-item>
              <text:list-item>
                <text:p><text:span text:style-name="T1">man 5 journald.conf</text:span></text:p>
              </text:list-item>
              <text:list-item>
                <text:p text:style-name="P2"><text:span text:style-name="T2">Storage</text:span> definiert, ob das Log persistent ist<text:line-break/>persistent <text:tab/>=<text:tab/>persisten in /var/log/journal<text:line-break/>volatile<text:tab/><text:tab/><text:tab/>=<text:tab/>nur im Memory<text:line-break/>auto<text:tab/><text:tab/><text:tab/><text:tab/>=<text:tab/>persisten in /var/log/journal<text:line-break/><text:tab/><text:tab/> <text:tab/>wenn vorhanden</text:p>
              </text:list-item>
              <text:list-item>
                <text:p><text:span text:style-name="T2">Compress</text:span> definiert, ob Kompression eingeschaltet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figuration von journald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eal</text:span> definiert, ob persistente journal Files mit einem Key signiert werden, um diese vor Manipulationen zu schützen</text:p>
              </text:list-item>
              <text:list-item>
                <text:p><text:span text:style-name="T2">ForwardToXYZ</text:span> definiert, ob journald Nachrichten an einen herkömmlichen syslog Dienst, den Kernel log buffer (kmesg), etc. weitergeleitet werden sollen</text:p>
              </text:list-item>
              <text:list-item>
                <text:p>Nach Änderungen:</text:p>
                <text:p><text:span text:style-name="T1">systemctl restart systemd-journald</text:span></text:p>
                <text:p>nicht vergess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analyse mit journalctl 1/6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urnalctl ist ein high-level Zugang zu den Logs</text:p>
              </text:list-item>
              <text:list-item>
                <text:p>Nützliche Filter sind direkt integriert:</text:p>
                <text:list>
                  <text:list-item>
                    <text:p>Boot Nummer / System Starts</text:p>
                  </text:list-item>
                  <text:list-item>
                    <text:p>Zeit Intervall</text:p>
                  </text:list-item>
                  <text:list-item>
                    <text:p>Spezifische Log Fe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analyse mit journalctl 2/6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gs eines spezifischen Tools analysieren</text:p>
                <text:p><text:span text:style-name="T1">journalctl /usr/sbin/httpd</text:span></text:p>
                <text:list>
                  <text:list-header>
                    <text:p>-f<text:tab/>Fortlaufende Anzeige</text:p>
                    <text:p>-e<text:tab/>Zeigt die letzen Einträge</text:p>
                    <text:p>-r<text:tab/>Umgekehrte Reihenfolge</text:p>
                    <text:p/>
                  </text:list-header>
                </text:list>
              </text:list-item>
              <text:list-item>
                <text:p>Logs eines spezifischen systemd Units anzeigen</text:p>
                <text:p><text:span text:style-name="T1">journalctl -u mariad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analyse mit journalctl 3/6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terung nach <text:span text:style-name="T3">System Starts</text:span> ist nützlich, um z.B. Probleme nach dem ersten Reboot infolge eines Updates zu finden</text:p>
                <text:p/>
              </text:list-item>
              <text:list-item>
                <text:p>Beispiel:</text:p>
                <text:p><text:span text:style-name="T1">journalctl --list-boot</text:span><text:span text:style-name="T1"><text:line-break/></text:span><text:span text:style-name="T1">journalctl -b 4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analyse mit journalctl 4/6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terung basierend auf einem <text:span text:style-name="T3">Zeit Intervall</text:span> sind nützlich, um Probleme die in einem bestimmten Zeitraum passiert sind, zu analysieren</text:p>
                <text:p/>
              </text:list-item>
              <text:list-item>
                <text:p>Beispiele:</text:p>
                <text:p><text:span text:style-name="T1">journalctl --since "2014-06-30 9:17:16"</text:span><text:span text:style-name="T1"><text:line-break/></text:span><text:span text:style-name="T1">journalctl --since "now"</text:span><text:span text:style-name="T1"><text:line-break/></text:span><text:span text:style-name="T1">journalctl --since "today" --until "11:00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analyse mit journalctl 5/6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 Angaben, siehe <text:span text:style-name="T1">man 7 systemd.time</text:span></text:p>
              </text:list-item>
              <text:list-item>
                <text:p>Annahme, aktuelle Zeit: 2016-08-23 18:15:22</text:p>
                <text:list>
                  <text:list-item>
                    <text:p text:style-name="P3">"11:00"<text:tab/>2016-08-23 11:12:00</text:p>
                  </text:list-item>
                  <text:list-item>
                    <text:p text:style-name="P3">"now"<text:tab/>2016-08-23 18:15:22</text:p>
                  </text:list-item>
                  <text:list-item>
                    <text:p text:style-name="P3">"+3h30min"<text:tab/>2016-08-23 21:45:2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analyse mit journalctl 6/6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terung nach einem <text:span text:style-name="T3">spezifischen Log Feld</text:span> ist nützlich, um z.B. Probleme eines spezifischen Prozesses, eines spezifischen Benutzers, etc. zu finden</text:p>
              </text:list-item>
              <text:list-item>
                <text:p><text:span text:style-name="T1">man 7 systemd.journal-fields</text:span></text:p>
                <text:p/>
              </text:list-item>
              <text:list-item>
                <text:p>Beispiele:</text:p>
                <text:p><text:span text:style-name="T1">journalctl _PID=507 --since "today" </text:span><text:span text:style-name="T1"><text:line-break/></text:span><text:span text:style-name="T1">journalctl _UID=1000</text:span><text:span text:style-name="T1"><text:line-break/></text:span><text:span text:style-name="T1">journalctl _SYSTEMD_UNIT=httpd.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ierung Log Grösse 1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meter in <text:span text:style-name="T3">journald.conf</text:span> <text:line-break/>[System|Runtime]MaxUse<text:line-break/>[System|Runtime]MaxFileSize<text:line-break/>[System|Runtime]MaxFiles</text:p>
              </text:list-item>
              <text:list-item>
                <text:p text:style-name="P5">System<text:tab/>= on Disk (persistent) Files</text:p>
              </text:list-item>
              <text:list-item>
                <text:p text:style-name="P5">Runtime<text:tab/>= in Memory Files</text:p>
              </text:list-item>
              <text:list-item>
                <text:p text:style-name="P5"><text:span text:style-name="T1">man 5 journald.con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ierung Log Grösse 2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[System|Runtime]MaxUse</text:span> definiert, wie viel Platz das journal maximal belegen darf</text:p>
              </text:list-item>
              <text:list-item>
                <text:p>Default ist 10% der Partitionsgrösse auf welcher das Journal liegt</text:p>
              </text:list-item>
              <text:list-item>
                <text:p>Dieser Wert beinhaltet alle journal Files (auch rotier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ierung Log Grösse 3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[System|Runtime]MaxFileSize</text:span> definiert, wie gross individuelle Journal Files werden dürfen</text:p>
              </text:list-item>
              <text:list-item>
                <text:p>Default ist 1/8 der Grösse von<text:line-break/><text:span text:style-name="T3">[System|Runtime]MaxUse</text:span><text:span text:style-name="T4"> damit sieben Rotationen möglich si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ierung Log Grösse 4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[System|Runtime]MaxFiles</text:span> definiert, wie viele individuelle Journal Files maximal aufbewahrt werden</text:p>
              </text:list-item>
              <text:list-item>
                <text:p>Default ist 1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lides</text:span></text:p>
                <text:p><text:span text:style-name="T5">Adfinis SyGroup AG, 2016, Attribution-NonCommercial 2.0</text:span><text:span text:style-name="T5"><text:line-break/></text:span><text:span text:style-name="T5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1T20:09:06.808712062</dc:date>
    <dc:creator>Nicolas Christener</dc:creator>
    <meta:editing-duration>PT5H32M13S</meta:editing-duration>
    <meta:editing-cycles>64</meta:editing-cycles>
    <meta:generator>LibreOffice/5.2.0.4$Linux_X86_64 LibreOffice_project/20m0$Build-4</meta:generator>
    <meta:document-statistic meta:object-count="93"/>
    <meta:user-defined meta:name="Modul_Area">SSA</meta:user-defined>
    <meta:user-defined meta:name="Modul_ID">1002</meta:user-defined>
    <meta:user-defined meta:name="Modul_Name">journald</meta:user-defined>
  </office:meta>
</office:document-meta>
</file>